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color="#ff3333"/>
    </style:style>
    <style:style style:name="T2" style:family="text">
      <style:text-properties fo:color="#6666ff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RxJ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Batteries Inclu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out with the complete set of operators with <text:span text:style-name="T1">rx.all.js</text:span>, then you can reduce it to the number of operators that you really need, and perhaps stick with something as small as <text:span text:style-name="T1">rx.lite.js</text:span>.</text:p>
              </text:list-item>
              <text:list-item>
                <text:p>If you're an implementor of RxJS, then you can start out with <text:span text:style-name="T1">rx.core.j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x mant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nything can be a stream</text:span></text:p>
                <text:list>
                  <text:list-item>
                    <text:p>variables</text:p>
                  </text:list-item>
                  <text:list-item>
                    <text:p>user inputs</text:p>
                  </text:list-item>
                  <text:list-item>
                    <text:p>properties</text:p>
                  </text:list-item>
                  <text:list-item>
                    <text:p>caches</text:p>
                  </text:list-item>
                  <text:list-item>
                    <text:p>data structures</text:p>
                  </text:list-item>
                </text:list>
              </text:list-item>
              <text:list-item>
                <text:p>You are able to create data stream of anything not just from click and hover ev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ub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“listening” to the stream is called subscribing</text:p>
              </text:list-item>
              <text:list-item>
                <text:p>The stream is the subject (or “observable”) being observed.</text:p>
              </text:list-item>
              <text:list-item>
                <text:p>This is precisely the Observer Design Pattern.</text:p>
              </text:list-item>
              <text:list-item>
                <text:p>each stream has many attached to it</text:p>
                <text:list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s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d I consider adopting R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ive Programming raises the level of abstraction of your code</text:p>
              </text:list-item>
              <text:list-item>
                <text:p>so you can focus on the interdependence of events that define the business logic.</text:p>
              </text:list-item>
              <text:list-item>
                <text:p>Implementing a “Who to follow” suggestions box</text:p>
                <text:list>
                  <text:list-item>
                    <text:p>doing a request</text:p>
                  </text:list-item>
                  <text:list-item>
                    <text:p>getting a response</text:p>
                  </text:list-item>
                  <text:list-item>
                    <text:p>rendering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and Response</text:p>
                <text:list>
                  <text:list-item>
                    <text:p>How do you approach this problem with Rx?</text:p>
                    <text:list>
                      <text:list-item>
                        <text:p>Well, to start with,</text:p>
                      </text:list-item>
                      <text:list-item>
                        <text:p>(almost) everything can be a stream</text:p>
                      </text:list-item>
                      <text:list-item>
                        <text:p>that's the Rx mantr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ever <text:span text:style-name="T2">a request event happens</text:span>, it tell us two things:</text:p>
              </text:list-item>
              <text:list-item>
                <text:p><text:span text:style-name="T1">when</text:span></text:p>
                <text:list>
                  <text:list-item>
                    <text:p>the request should be executed is when the event is emitted</text:p>
                  </text:list-item>
                </text:list>
              </text:list-item>
              <text:list-item>
                <text:p><text:span text:style-name="T1">what</text:span></text:p>
                <text:list>
                  <text:list-item>
                    <text:p>should be requested is the value emitted a string containing the URL</text:p>
                  </text:list-item>
                </text:list>
              </text:list-item>
              <text:list-item>
                <text:p>To create such stream “Observable” for the fact that is can be obsarved.</text:p>
                <text:list>
                  <text:list-item>
                    <text:p>var requestStream = Rx.Observable.just('https://api.github.com/users'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ar requestStream = Rx.Observable.just('https://api.github.com/users');</text:span></text:p>
                <text:p><text:span text:style-name="T3">requestStream.subscribe(function(requestUrl){</text:span></text:p>
                <text:list>
                  <text:list-header>
                    <text:p><text:span text:style-name="T3">// execute the request</text:span></text:p>
                    <text:p><text:span text:style-name="T3">jQuery.getJSON(requestUrl, function(responseData){</text:span></text:p>
                    <text:list>
                      <text:list-header>
                        <text:p><text:span text:style-name="T3">// ...</text:span></text:p>
                      </text:list-header>
                    </text:list>
                    <text:p><text:span text:style-name="T3">});</text:span></text:p>
                  </text:list-header>
                </text:list>
                <text:p><text:span text:style-name="T3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sponseMetaStream = requestStream.map(function(requestUrl){</text:p>
                <text:list>
                  <text:list-header>
                    <text:p>return Rx.Observable.fromPromise(jQuery.getJSON(requestUrl)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sponseStream = requestStream</text:p>
                <text:list>
                  <text:list-header>
                    <text:p>.flatMap(function(requestUrl){</text:p>
                    <text:list>
                      <text:list-header>
                        <text:p>return Rx.Observable.fromPromise(jQuery.getJSON(requestUrl)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 refreshButton = document.querySelector('.refresh');</text:p>
              </text:list-item>
              <text:list-item>
                <text:p>var refreshClickStream = Rx.Observable.fromEvent(refreshButton, 'click');</text:p>
              </text:list-item>
              <text:list-item>
                <text:p>var requestStream = refreshClickStream</text:p>
                <text:list>
                  <text:list-header>
                    <text:p>.map(function(){</text:p>
                    <text:list>
                      <text:list-header>
                        <text:p>var randomOffset = Math.floor(Math.random() * 500);</text:p>
                        <text:p>return 'http://api.github.com/user?since=' + randomOffset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 requestOnRefreshStream = refreshClickStream</text:p>
                <text:list>
                  <text:list-header>
                    <text:p>.map(function(){</text:p>
                    <text:list>
                      <text:list-header>
                        <text:p>var randomOffset = Math.floor(Math.random()*500);</text:p>
                        <text:p>return 'http://api.github.com/user?since=' + randomOffset;</text:p>
                      </text:list-header>
                    </text:list>
                    <text:p>});</text:p>
                  </text:list-header>
                </text:list>
              </text:list-item>
              <text:list-item>
                <text:p>var startupRequestStream = Rx.Observable.just('https://api.github.com/users');</text:p>
              </text:list-item>
              <text:list-item>
                <text:p>var requestOnRefreshStream = refreshClickStream.map(function(){</text:p>
                <text:list>
                  <text:list-header>
                    <text:p>var randomOffset = Math.floor(Math.random() * 500);</text:p>
                    <text:p>return 'https://api.github.com/user?since=' + randomOffset;</text:p>
                  </text:list-header>
                </text:list>
                <text:p>});</text:p>
              </text:list-item>
              <text:list-item>
                <text:p>var startupRequestStream = Rx.Observable.just('https://api.github.com/user');</text:p>
              </text:list-item>
              <text:list-item>
                <text:p>var requestStream = Rx.Observable.merge(</text:p>
                <text:list>
                  <text:list-header>
                    <text:p>requestOnRefreshStream, startupRequestStream</text:p>
                  </text:list-header>
                </text:list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questStream = refreshClickStream</text:p>
                <text:list>
                  <text:list-header>
                    <text:p>.map(function(){</text:p>
                    <text:p>})</text:p>
                    <text:p>.map(Rx.Observable.just('https://api.github.com/users'));</text:p>
                  </text:list-header>
                </text:list>
              </text:list-item>
              <text:list-item>
                <text:p>var requestStream = refreshClickStream</text:p>
                <text:list>
                  <text:list-header>
                    <text:p>.map(function(){</text:p>
                    <text:list>
                      <text:list-header>
                        <text:p>var foo;</text:p>
                        <text:p>return foo;</text:p>
                      </text:list-header>
                    </text:list>
                    <text:p>})</text:p>
                    <text:p>.startWith(''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oring the Major Concepts in RxJS</text:p>
              </text:list-item>
              <text:list-item>
                <text:p>Observable/Observer</text:p>
              </text:list-item>
              <text:list-item>
                <text:p>subscribe</text:p>
                <text:list>
                  <text:list-item>
                    <text:p>onNext</text:p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  <text:list-item>
                <text:p>Cold is Hot Observable</text:p>
              </text:list-item>
              <text:list-item>
                <text:p>Using Subject</text:p>
                <text:list>
                  <text:list-item>
                    <text:p>Observable</text:p>
                  </text:list-item>
                  <text:list-item>
                    <text:p>Ob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Schedules</text:p>
                <text:list>
                  <text:list-item>
                    <text:p>Schedule Object</text:p>
                  </text:list-item>
                  <text:list-item>
                    <text:p>immediate</text:p>
                  </text:list-item>
                  <text:list-item>
                    <text:p>currentThread</text:p>
                  </text:list-item>
                  <text:list-item>
                    <text:p>observe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your Rx application</text:p>
                <text:list>
                  <text:list-item>
                    <text:p>TestScheduler</text:p>
                  </text:list-item>
                  <text:list-item>
                    <text:p>startWithTiming</text:p>
                  </text:list-item>
                  <text:list-item>
                    <text:p>startWithCreate</text:p>
                  </text:list-item>
                  <text:list-item>
                    <text:p>startWithDispose</text:p>
                  </text:list-item>
                </text:list>
              </text:list-item>
              <text:list-item>
                <text:p>Debugging your Rx application</text:p>
                <text:list>
                  <text:list-item>
                    <text:p>do</text:p>
                  </text:list-item>
                  <text:list-item>
                    <text:p>allows you to specify various actions</text:p>
                  </text:list-item>
                  <text:list-item>
                    <text:p>to be taken for each item of observable sequ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mise is an Observable?</text:p>
                <text:list>
                  <text:list-item>
                    <text:p>Yes!</text:p>
                  </text:list-item>
                </text:list>
              </text:list-item>
              <text:list-item>
                <text:p>var stream = Rx.Observable.fromPromise(promis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able object</text:p>
              </text:list-item>
              <text:list-item>
                <text:p>Observer object</text:p>
              </text:list-item>
              <text:list-item>
                <text:p>Notification object</text:p>
              </text:list-item>
              <text:list-item>
                <text:p>Subjects</text:p>
              </text:list-item>
              <text:list-item>
                <text:p>Schedulers</text:p>
              </text:list-item>
              <text:list-item>
                <text:p>Disposables</text:p>
              </text:list-item>
              <text:list-item>
                <text:p>Testing</text:p>
              </text:list-item>
              <text:list-item>
                <text:p>Bi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 Guide</text:p>
              </text:list-item>
              <text:list-item>
                <text:p>app/toh/hero.service.ts (http.get)</text:p>
              </text:list-item>
              <text:list-item>
                <text:p>return this.http.get(this._heroesUrl)</text:p>
                <text:list>
                  <text:list-header>
                    <text:p>.map(res =&gt; &lt;Hero[]&gt; res.json().data)</text:p>
                    <text:p>.catch(this.handleError);</text:p>
                  </text:list-header>
                </text:list>
              </text:list-item>
              <text:list-item>
                <text:p>.map</text:p>
                <text:list>
                  <text:list-item>
                    <text:p>one of the RxJS operator</text:p>
                  </text:list-item>
                </text:list>
              </text:list-item>
              <text:list-item>
                <text:p>Observable of HTTP Response</text:p>
                <text:list>
                  <text:list-item>
                    <text:p>Observable&lt;Response&gt;</text:p>
                  </text:list-item>
                </text:list>
              </text:list-item>
              <text:list-item>
                <text:p>Observable do operator</text:p>
                <text:list>
                  <text:list-item>
                    <text:p>it passes the input through to the output while we do something with a useful side-effect such as writing to conso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Next, onCompleted, and onErr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scribe method</text:p>
                <text:list>
                  <text:list-item>
                    <text:p>onNext</text:p>
                    <text:list>
                      <text:list-item>
                        <text:p>An Observable calls this method whenever the Observable emits an item.</text:p>
                      </text:list-item>
                      <text:list-item>
                        <text:p>This method takes as a parameter the item emitted by the Observable.</text:p>
                      </text:list-item>
                    </text:list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xgrommx.github.io/rx-book/index.html</text:p>
              </text:list-item>
              <text:list-item>
                <text:p>https://gist.github.com/staltz/868e7e9bc2a7b8c1f75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8:32:59.128535903</meta:creation-date>
    <dc:date>2016-03-13T14:55:44.292526833</dc:date>
    <meta:editing-duration>PT11H24M39S</meta:editing-duration>
    <meta:editing-cycles>74</meta:editing-cycles>
    <meta:generator>LibreOffice/4.2.8.2$Linux_X86_64 LibreOffice_project/420m0$Build-2</meta:generator>
    <meta:document-statistic meta:object-count="113"/>
  </office:meta>
</office:document-meta>
</file>